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2" svg:font-family="'Times New Roman', 'Times New Roman PS'" style:font-family-generic="roman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TimesNewRomanPSMT" style:font-size-asian="10pt" style:font-name-complex="TimesNewRomanPSMT" style:font-size-complex="10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style:text-autospace="non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 New Roman" fo:font-size="12pt" officeooo:rsid="0010eed0" officeooo:paragraph-rsid="0010eed0" style:font-name-asian="TimesNewRomanPSMT" style:font-size-asian="12pt" style:font-name-complex="TimesNewRomanPSMT" style:font-size-complex="12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 New Roman" fo:font-size="12pt" fo:font-weight="bold" officeooo:rsid="0010eed0" officeooo:paragraph-rsid="0010eed0" style:font-name-asian="TimesNewRomanPSMT" style:font-size-asian="12pt" style:font-weight-asian="bold" style:font-name-complex="TimesNewRomanPSMT" style:font-size-complex="12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officeooo:paragraph-rsid="001199b1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style:font-name="Times New Roman" fo:font-size="10pt" style:font-name-asian="TimesNewRomanPS-BoldMT" style:font-size-asian="10pt" style:font-name-complex="TimesNewRomanPS-BoldMT" style:font-size-complex="10pt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9" style:family="paragraph" style:parent-style-name="Standard">
      <style:paragraph-properties fo:margin-left="1.251cm" fo:margin-right="0cm" fo:text-indent="0cm" style:auto-text-indent="false" style:text-autospace="none"/>
      <style:text-properties style:font-name="Times New Roman" fo:font-size="12pt" fo:font-style="italic" style:font-name-asian="TimesNewRomanPS-ItalicMT" style:font-size-asian="12pt" style:font-style-asian="italic" style:font-name-complex="TimesNewRomanPS-ItalicMT" style:font-size-complex="12pt" style:font-style-complex="italic"/>
    </style:style>
    <style:style style:name="P10" style:family="paragraph" style:parent-style-name="Standard">
      <style:paragraph-properties fo:margin-left="1.251cm" fo:margin-right="0cm" fo:text-indent="0cm" style:auto-text-indent="false" style:text-autospace="none"/>
      <style:text-properties style:font-name="Times New Roman" fo:font-size="12pt" fo:font-style="normal" fo:font-weight="normal" officeooo:rsid="00125363" officeooo:paragraph-rsid="00125363" style:font-name-asian="TimesNewRomanPS-ItalicMT" style:font-size-asian="12pt" style:font-style-asian="normal" style:font-weight-asian="normal" style:font-name-complex="TimesNewRomanPS-ItalicMT" style:font-size-complex="12pt" style:font-style-complex="normal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 style:text-autospace="none"/>
    </style:style>
    <style:style style:name="P12" style:family="paragraph" style:parent-style-name="Standard">
      <style:paragraph-properties fo:margin-left="1.251cm" fo:margin-right="0cm" fo:text-indent="0cm" style:auto-text-indent="false" style:text-autospace="none"/>
      <style:text-properties officeooo:paragraph-rsid="00125363"/>
    </style:style>
    <style:style style:name="P13" style:family="paragraph" style:parent-style-name="Standard" style:list-style-name="L1">
      <style:paragraph-properties fo:text-align="start" style:justify-single-word="false" style:text-autospace="non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14" style:family="paragraph" style:parent-style-name="Standard" style:list-style-name="L2">
      <style:paragraph-properties fo:text-align="start" style:justify-single-word="false" style:text-autospace="non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15" style:family="paragraph" style:parent-style-name="Standard" style:list-style-name="L11">
      <style:paragraph-properties fo:text-align="start" style:justify-single-word="false" style:text-autospace="non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16" style:family="paragraph" style:parent-style-name="Standard" style:list-style-name="L13">
      <style:paragraph-properties fo:text-align="start" style:justify-single-word="false" style:text-autospace="non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17" style:family="paragraph" style:parent-style-name="Standard" style:list-style-name="L15">
      <style:paragraph-properties fo:text-align="start" style:justify-single-word="false" style:text-autospace="non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18" style:family="paragraph" style:parent-style-name="Standard" style:list-style-name="L17">
      <style:paragraph-properties fo:text-align="start" style:justify-single-word="false" style:text-autospace="non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19" style:family="paragraph" style:parent-style-name="Standard" style:list-style-name="L19">
      <style:paragraph-properties fo:text-align="start" style:justify-single-word="false" style:text-autospace="non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20" style:family="paragraph" style:parent-style-name="Standard" style:list-style-name="L8">
      <style:paragraph-properties fo:text-align="start" style:justify-single-word="false" style:text-autospace="none"/>
      <style:text-properties style:font-name="Times New Roman" fo:font-size="12pt" officeooo:paragraph-rsid="000a9ce8" style:font-name-asian="TimesNewRomanPSMT" style:font-size-asian="12pt" style:font-name-complex="TimesNewRomanPSMT" style:font-size-complex="12pt"/>
    </style:style>
    <style:style style:name="P21" style:family="paragraph" style:parent-style-name="Standard" style:list-style-name="L4">
      <style:paragraph-properties style:text-autospace="none"/>
      <style:text-properties style:font-name="Times New Roman" fo:font-size="12pt" officeooo:rsid="0009b677" officeooo:paragraph-rsid="0009b677" style:font-name-asian="TimesNewRomanPSMT" style:font-size-asian="12pt" style:font-name-complex="TimesNewRomanPSMT" style:font-size-complex="12pt"/>
    </style:style>
    <style:style style:name="P22" style:family="paragraph" style:parent-style-name="Standard" style:list-style-name="L6">
      <style:paragraph-properties style:text-autospace="none"/>
      <style:text-properties style:font-name="Times New Roman" fo:font-size="12pt" officeooo:rsid="000a9ce8" officeooo:paragraph-rsid="000a9ce8" style:font-name-asian="TimesNewRomanPSMT" style:font-size-asian="12pt" style:font-name-complex="TimesNewRomanPSMT" style:font-size-complex="12pt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Times New Roman" fo:font-size="12pt" officeooo:rsid="000a9ce8" officeooo:paragraph-rsid="000a9ce8" style:font-name-asian="TimesNewRomanPSMT" style:font-size-asian="12pt" style:font-name-complex="TimesNewRomanPSMT" style:font-size-complex="12pt"/>
    </style:style>
    <style:style style:name="P24" style:family="paragraph" style:parent-style-name="Standard" style:list-style-name="L5">
      <style:paragraph-properties style:text-autospace="non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25" style:family="paragraph" style:parent-style-name="Standard" style:list-style-name="L10">
      <style:paragraph-properties fo:text-align="start" style:justify-single-word="false" style:text-autospace="none"/>
      <style:text-properties style:font-name="Times New Roman" fo:font-size="12pt" officeooo:rsid="000bfd68" officeooo:paragraph-rsid="000bfd68" style:font-name-asian="TimesNewRomanPSMT" style:font-size-asian="12pt" style:font-name-complex="TimesNewRomanPSMT" style:font-size-complex="12pt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Times New Roman" fo:font-size="12pt" officeooo:rsid="000bfd68" officeooo:paragraph-rsid="000bfd68" style:font-name-asian="TimesNewRomanPSMT" style:font-size-asian="12pt" style:font-name-complex="TimesNewRomanPSMT" style:font-size-complex="12pt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Times New Roman" fo:font-size="12pt" officeooo:rsid="000bfd68" officeooo:paragraph-rsid="0019d97e" style:font-name-asian="TimesNewRomanPSMT" style:font-size-asian="12pt" style:font-name-complex="TimesNewRomanPSMT" style:font-size-complex="12pt"/>
    </style:style>
    <style:style style:name="P28" style:family="paragraph" style:parent-style-name="Standard">
      <style:paragraph-properties fo:text-align="end" style:justify-single-word="false" style:text-autospace="none"/>
      <style:text-properties style:font-name="Times New Roman" fo:font-size="12pt" officeooo:rsid="000bfd68" officeooo:paragraph-rsid="0019d97e" style:font-name-asian="TimesNewRomanPSMT" style:font-size-asian="12pt" style:font-name-complex="TimesNewRomanPSMT" style:font-size-complex="12pt"/>
    </style:style>
    <style:style style:name="P29" style:family="paragraph" style:parent-style-name="Standard" style:list-style-name="L12">
      <style:paragraph-properties fo:text-align="start" style:justify-single-word="false" style:text-autospace="none"/>
      <style:text-properties style:font-name="Times New Roman" fo:font-size="12pt" officeooo:rsid="000d0029" officeooo:paragraph-rsid="000d0029" style:font-name-asian="TimesNewRomanPSMT" style:font-size-asian="12pt" style:font-name-complex="TimesNewRomanPSMT" style:font-size-complex="12pt"/>
    </style:style>
    <style:style style:name="P30" style:family="paragraph" style:parent-style-name="Standard" style:list-style-name="L14">
      <style:paragraph-properties fo:text-align="start" style:justify-single-word="false" style:text-autospace="none"/>
      <style:text-properties style:font-name="Times New Roman" fo:font-size="12pt" officeooo:rsid="000e7b77" officeooo:paragraph-rsid="000e7b77" style:font-name-asian="TimesNewRomanPSMT" style:font-size-asian="12pt" style:font-name-complex="TimesNewRomanPSMT" style:font-size-complex="12pt"/>
    </style:style>
    <style:style style:name="P31" style:family="paragraph" style:parent-style-name="Standard" style:list-style-name="L16">
      <style:paragraph-properties fo:text-align="start" style:justify-single-word="false" style:text-autospace="none"/>
      <style:text-properties style:font-name="Times New Roman" fo:font-size="12pt" officeooo:rsid="000f7b20" officeooo:paragraph-rsid="000f7b20" style:font-name-asian="TimesNewRomanPSMT" style:font-size-asian="12pt" style:font-name-complex="TimesNewRomanPSMT" style:font-size-complex="12pt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Times New Roman" fo:font-size="12pt" officeooo:rsid="000f7b20" officeooo:paragraph-rsid="000f7b20" style:font-name-asian="TimesNewRomanPSMT" style:font-size-asian="12pt" style:font-name-complex="TimesNewRomanPSMT" style:font-size-complex="12pt"/>
    </style:style>
    <style:style style:name="P33" style:family="paragraph" style:parent-style-name="Standard" style:list-style-name="L18">
      <style:paragraph-properties fo:text-align="start" style:justify-single-word="false" style:text-autospace="none"/>
      <style:text-properties style:font-name="Times New Roman" fo:font-size="12pt" officeooo:rsid="000ffba8" officeooo:paragraph-rsid="000ffba8" style:font-name-asian="TimesNewRomanPSMT" style:font-size-asian="12pt" style:font-name-complex="TimesNewRomanPSMT" style:font-size-complex="12pt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Times New Roman" fo:font-size="12pt" officeooo:rsid="000ffba8" officeooo:paragraph-rsid="000ffba8" style:font-name-asian="TimesNewRomanPSMT" style:font-size-asian="12pt" style:font-name-complex="TimesNewRomanPSMT" style:font-size-complex="12pt"/>
    </style:style>
    <style:style style:name="P35" style:family="paragraph" style:parent-style-name="Standard" style:list-style-name="L20">
      <style:paragraph-properties fo:text-align="start" style:justify-single-word="false" style:text-autospace="none"/>
      <style:text-properties style:font-name="Times New Roman" fo:font-size="12pt" officeooo:rsid="00103737" officeooo:paragraph-rsid="00103737" style:font-name-asian="TimesNewRomanPSMT" style:font-size-asian="12pt" style:font-name-complex="TimesNewRomanPSMT" style:font-size-complex="12pt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Times New Roman" fo:font-size="12pt" officeooo:rsid="00103737" officeooo:paragraph-rsid="00103737" style:font-name-asian="TimesNewRomanPSMT" style:font-size-asian="12pt" style:font-name-complex="TimesNewRomanPSMT" style:font-size-complex="12pt"/>
    </style:style>
    <style:style style:name="P37" style:family="paragraph" style:parent-style-name="Standard">
      <style:paragraph-properties style:text-autospace="non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38" style:family="paragraph" style:parent-style-name="Standard" style:list-style-name="L4">
      <style:paragraph-properties style:text-autospace="none"/>
      <style:text-properties style:font-name="Times New Roman" fo:font-size="12pt" officeooo:paragraph-rsid="0009b677" style:font-name-asian="TimesNewRomanPSMT" style:font-size-asian="12pt" style:font-name-complex="TimesNewRomanPSMT" style:font-size-complex="12pt"/>
    </style:style>
    <style:style style:name="P39" style:family="paragraph" style:parent-style-name="Standard" style:list-style-name="L3">
      <style:paragraph-properties fo:text-align="start" style:justify-single-word="false" style:text-autospace="none"/>
    </style:style>
    <style:style style:name="P40" style:family="paragraph" style:parent-style-name="Standard" style:list-style-name="L7">
      <style:paragraph-properties fo:text-align="start" style:justify-single-word="false" style:text-autospace="none"/>
    </style:style>
    <style:style style:name="P41" style:family="paragraph" style:parent-style-name="Standard" style:list-style-name="L9">
      <style:paragraph-properties fo:text-align="start" style:justify-single-word="false" style:text-autospace="none"/>
      <style:text-properties officeooo:paragraph-rsid="000bfd68"/>
    </style:style>
    <style:style style:name="P42" style:family="paragraph" style:parent-style-name="Standard" style:list-style-name="L11">
      <style:paragraph-properties fo:text-align="start" style:justify-single-word="false" style:text-autospace="none"/>
    </style:style>
    <style:style style:name="P43" style:family="paragraph" style:parent-style-name="Standard" style:list-style-name="L13">
      <style:paragraph-properties fo:text-align="start" style:justify-single-word="false" style:text-autospace="none"/>
    </style:style>
    <style:style style:name="P44" style:family="paragraph" style:parent-style-name="Standard" style:list-style-name="L15">
      <style:paragraph-properties fo:text-align="start" style:justify-single-word="false" style:text-autospace="none"/>
    </style:style>
    <style:style style:name="P45" style:family="paragraph" style:parent-style-name="Standard" style:list-style-name="L17">
      <style:paragraph-properties fo:text-align="start" style:justify-single-word="false" style:text-autospace="none"/>
    </style:style>
    <style:style style:name="P46" style:family="paragraph" style:parent-style-name="Standard" style:list-style-name="L19">
      <style:paragraph-properties fo:text-align="start" style:justify-single-word="false" style:text-autospace="none"/>
      <style:text-properties officeooo:paragraph-rsid="001bf850"/>
    </style:style>
    <style:style style:name="P47" style:family="paragraph" style:parent-style-name="Standard">
      <style:paragraph-properties fo:text-align="start" style:justify-single-word="false" style:text-autospace="none"/>
      <style:text-properties officeooo:paragraph-rsid="001bf850"/>
    </style:style>
    <style:style style:name="P48" style:family="paragraph" style:parent-style-name="Standard" style:list-style-name="L4">
      <style:paragraph-properties style:text-autospace="none"/>
      <style:text-properties officeooo:rsid="0009b677" officeooo:paragraph-rsid="0009b677"/>
    </style:style>
    <style:style style:name="P49" style:family="paragraph" style:parent-style-name="Standard">
      <style:paragraph-properties style:text-autospace="none"/>
      <style:text-properties officeooo:rsid="0009b677" officeooo:paragraph-rsid="0009b677"/>
    </style:style>
    <style:style style:name="P50" style:family="paragraph" style:parent-style-name="Standard" style:list-style-name="L5">
      <style:paragraph-properties style:text-autospace="none"/>
    </style:style>
    <style:style style:name="P51" style:family="paragraph" style:parent-style-name="Standard" style:list-style-name="L20">
      <style:paragraph-properties fo:text-align="start" style:justify-single-word="false" style:text-autospace="none"/>
      <style:text-properties officeooo:rsid="0010eed0" officeooo:paragraph-rsid="0010eed0"/>
    </style:style>
    <style:style style:name="P52" style:family="paragraph" style:parent-style-name="Standard">
      <style:paragraph-properties fo:text-align="start" style:justify-single-word="false" style:text-autospace="none"/>
      <style:text-properties officeooo:rsid="0010eed0" officeooo:paragraph-rsid="0010eed0"/>
    </style:style>
    <style:style style:name="P53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" fo:font-size="16pt" fo:font-style="normal" fo:text-shadow="none" style:text-underline-style="none" fo:font-weight="bold" officeooo:paragraph-rsid="001d269d" style:font-name-asian="Times New Roman" style:font-size-asian="16pt" style:font-style-asian="normal" style:font-weight-asian="bold" style:font-name-complex="Times New Roman" style:font-size-complex="16pt" style:font-style-complex="normal" style:font-weight-complex="bold" style:text-emphasize="none"/>
    </style:style>
    <style:style style:name="P54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2" fo:font-size="16pt" fo:font-weight="bold" officeooo:paragraph-rsid="001d269d" style:font-name-asian="Times New Roman2" style:font-size-asian="16pt" style:font-weight-asian="bold" style:font-name-complex="Times New Roman2" style:font-size-complex="16pt" style:font-weight-complex="bold"/>
    </style:style>
    <style:style style:name="P55" style:family="paragraph" style:parent-style-name="Standard">
      <style:text-properties officeooo:paragraph-rsid="001d269d"/>
    </style:style>
    <style:style style:name="P56" style:family="paragraph" style:parent-style-name="Standard">
      <style:paragraph-properties fo:text-align="center" style:justify-single-word="false"/>
      <style:text-properties style:font-name="Times New Roman1" fo:font-size="14pt" style:text-underline-style="none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57" style:family="paragraph" style:parent-style-name="Standard">
      <style:text-properties style:text-underline-style="none"/>
    </style:style>
    <style:style style:name="P58" style:family="paragraph" style:parent-style-name="Standard">
      <style:paragraph-properties fo:margin-left="1.251cm" fo:margin-right="0cm" fo:text-indent="0cm" style:auto-text-indent="false" style:text-autospace="none"/>
      <style:text-properties officeooo:paragraph-rsid="00125363"/>
    </style:style>
    <style:style style:name="P59" style:family="paragraph" style:parent-style-name="Table_20_Contents"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60" style:family="paragraph" style:parent-style-name="Table_20_Contents">
      <style:text-properties style:font-name="Times New Roman" fo:font-size="12pt" officeooo:paragraph-rsid="0017d05f" style:font-name-asian="TimesNewRomanPSMT" style:font-size-asian="12pt" style:font-name-complex="TimesNewRomanPSMT" style:font-size-complex="12pt"/>
    </style:style>
    <style:style style:name="P61" style:family="paragraph" style:parent-style-name="Table_20_Contents">
      <style:text-properties style:font-name="Times New Roman" fo:font-size="12pt" officeooo:paragraph-rsid="0019c4d9" style:font-name-asian="TimesNewRomanPSMT" style:font-size-asian="12pt" style:font-name-complex="TimesNewRomanPSM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" fo:font-size="12pt" officeooo:paragraph-rsid="0019c4d9" style:font-name-asian="TimesNewRomanPSMT" style:font-size-asian="12pt" style:font-name-complex="TimesNewRomanPSM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fo:font-size="12pt" officeooo:paragraph-rsid="0019d97e" style:font-name-asian="TimesNewRomanPSMT" style:font-size-asian="12pt" style:font-name-complex="TimesNewRomanPSMT" style:font-size-complex="12pt"/>
    </style:style>
    <style:style style:name="P65" style:family="paragraph" style:parent-style-name="Table_20_Contents">
      <style:paragraph-properties fo:text-align="start" style:justify-single-word="false" style:text-autospace="none"/>
      <style:text-properties style:font-name="Times New Roman" fo:font-size="12pt" fo:font-weight="bold" officeooo:rsid="000bfd68" officeooo:paragraph-rsid="0019d97e" style:font-name-asian="TimesNewRomanPSMT" style:font-size-asian="12pt" style:font-weight-asian="bold" style:font-name-complex="TimesNewRomanPSMT" style:font-size-complex="12pt" style:font-weight-complex="bold"/>
    </style:style>
    <style:style style:name="P66" style:family="paragraph" style:parent-style-name="Table_20_Contents">
      <style:paragraph-properties fo:text-align="start" style:justify-single-word="false" style:text-autospace="none"/>
      <style:text-properties style:font-name="Times New Roman" fo:font-size="12pt" fo:font-weight="normal" officeooo:paragraph-rsid="001bf850" style:font-name-asian="TimesNewRomanPSMT" style:font-size-asian="12pt" style:font-weight-asian="normal" style:font-name-complex="TimesNewRomanPSMT" style:font-size-complex="12pt" style:font-weight-complex="normal"/>
    </style:style>
    <style:style style:name="P67" style:family="paragraph" style:parent-style-name="Table_20_Contents">
      <style:paragraph-properties fo:text-align="start" style:justify-single-word="false" style:text-autospace="none"/>
      <style:text-properties style:font-name="Times New Roman" fo:font-size="12pt" fo:font-weight="normal" officeooo:paragraph-rsid="001c17ff" style:font-name-asian="TimesNewRomanPSMT" style:font-size-asian="12pt" style:font-weight-asian="normal" style:font-name-complex="TimesNewRomanPSMT" style:font-size-complex="12pt" style:font-weight-complex="normal"/>
    </style:style>
    <style:style style:name="P68" style:family="paragraph" style:parent-style-name="Table_20_Contents">
      <style:text-properties fo:font-weight="normal" officeooo:paragraph-rsid="001c17ff" style:font-weight-asian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name-asian="TimesNewRomanPS-ItalicMT" style:font-size-asian="12pt" style:font-style-asian="italic" style:font-name-complex="TimesNewRomanPS-ItalicMT" style:font-size-complex="12pt" style:font-style-complex="italic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name-asian="TimesNewRomanPSMT" style:font-size-asian="12pt" style:font-name-complex="TimesNewRomanPSMT" style:font-size-complex="12pt"/>
    </style:style>
    <style:style style:name="T5" style:family="text"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T6" style:family="text">
      <style:text-properties style:font-name="Times New Roman" fo:font-size="12pt" officeooo:rsid="00103737" style:font-name-asian="TimesNewRomanPSMT" style:font-size-asian="12pt" style:font-name-complex="TimesNewRomanPSMT" style:font-size-complex="12pt"/>
    </style:style>
    <style:style style:name="T7" style:family="text">
      <style:text-properties style:font-name="Times New Roman" fo:font-size="12pt" officeooo:rsid="001199b1" style:font-name-asian="TimesNewRomanPSMT" style:font-size-asian="12pt" style:font-name-complex="TimesNewRomanPSMT" style:font-size-complex="12pt"/>
    </style:style>
    <style:style style:name="T8" style:family="text">
      <style:text-properties style:font-name="Times New Roman" fo:font-size="12pt" officeooo:rsid="0007bf26" style:font-name-asian="TimesNewRomanPSMT" style:font-size-asian="12pt" style:font-name-complex="TimesNewRomanPSMT" style:font-size-complex="12pt"/>
    </style:style>
    <style:style style:name="T9" style:family="text">
      <style:text-properties style:font-name="Times New Roman" fo:font-size="12pt" officeooo:rsid="0015d659" style:font-name-asian="TimesNewRomanPSMT" style:font-size-asian="12pt" style:font-name-complex="TimesNewRomanPSMT" style:font-size-complex="12pt"/>
    </style:style>
    <style:style style:name="T10" style:family="text">
      <style:text-properties style:font-name="Times New Roman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T11" style:family="text">
      <style:text-properties style:font-name="Times New Roman" fo:font-size="12pt" fo:font-style="italic" style:font-name-asian="TimesNewRomanPS-ItalicMT" style:font-size-asian="12pt" style:font-style-asian="italic" style:font-name-complex="TimesNewRomanPS-ItalicMT" style:font-size-complex="12pt" style:font-style-complex="italic"/>
    </style:style>
    <style:style style:name="T12" style:family="text">
      <style:text-properties style:font-name="Times New Roman" fo:font-size="12pt" fo:font-style="italic" officeooo:rsid="00125363" style:font-name-asian="TimesNewRomanPS-ItalicMT" style:font-size-asian="12pt" style:font-style-asian="italic" style:font-name-complex="TimesNewRomanPS-ItalicMT" style:font-size-complex="12pt" style:font-style-complex="italic"/>
    </style:style>
    <style:style style:name="T13" style:family="text">
      <style:text-properties style:font-name="Times New Roman" fo:font-size="12pt" fo:font-style="italic" fo:font-weight="normal" officeooo:rsid="00125363" style:font-name-asian="TimesNewRomanPS-ItalicMT" style:font-size-asian="12pt" style:font-style-asian="italic" style:font-weight-asian="normal" style:font-name-complex="TimesNewRomanPS-ItalicMT" style:font-size-complex="12pt" style:font-style-complex="italic" style:font-weight-complex="normal"/>
    </style:style>
    <style:style style:name="T14" style:family="text">
      <style:text-properties style:font-name="Times New Roman" fo:font-size="12pt" fo:font-style="normal" officeooo:rsid="00125363" style:font-name-asian="TimesNewRomanPS-ItalicMT" style:font-size-asian="12pt" style:font-style-asian="normal" style:font-name-complex="TimesNewRomanPS-ItalicMT" style:font-size-complex="12pt" style:font-style-complex="normal"/>
    </style:style>
    <style:style style:name="T15" style:family="text">
      <style:text-properties style:font-name="Times New Roman" fo:font-size="12pt" fo:font-style="normal" fo:font-weight="bold" officeooo:rsid="00125363" style:font-name-asian="TimesNewRomanPS-ItalicMT" style:font-size-asian="12pt" style:font-style-asian="normal" style:font-weight-asian="bold" style:font-name-complex="TimesNewRomanPS-ItalicMT" style:font-size-complex="12pt" style:font-style-complex="normal" style:font-weight-complex="bold"/>
    </style:style>
    <style:style style:name="T16" style:family="text">
      <style:text-properties style:font-name="Times New Roman" fo:font-size="12pt" fo:font-style="normal" fo:font-weight="normal" officeooo:rsid="00125363" style:font-name-asian="TimesNewRomanPS-ItalicMT" style:font-size-asian="12pt" style:font-style-asian="normal" style:font-weight-asian="normal" style:font-name-complex="TimesNewRomanPS-ItalicMT" style:font-size-complex="12pt" style:font-style-complex="normal" style:font-weight-complex="normal"/>
    </style:style>
    <style:style style:name="T17" style:family="text">
      <style:text-properties style:font-name="Times New Roman" fo:font-size="12pt" style:font-name-asian="TimesNewRomanPS-BoldMT" style:font-size-asian="12pt" style:font-name-complex="TimesNewRomanPS-BoldMT" style:font-size-complex="12pt"/>
    </style:style>
    <style:style style:name="T18" style:family="text">
      <style:text-properties officeooo:rsid="0015ce88"/>
    </style:style>
    <style:style style:name="T19" style:family="text">
      <style:text-properties officeooo:rsid="0019c4d9"/>
    </style:style>
    <style:style style:name="T20" style:family="text">
      <style:text-properties officeooo:rsid="0019d97e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name-asian="TimesNewRomanPS-BoldMT" style:font-weight-asian="bold" style:font-name-complex="TimesNewRomanPS-BoldMT" style:font-weight-complex="bold"/>
    </style:style>
    <style:style style:name="T23" style:family="text">
      <style:text-properties fo:font-weight="bold" officeooo:rsid="001bf850" style:font-name-asian="TimesNewRomanPS-BoldMT" style:font-weight-asian="bold" style:font-name-complex="TimesNewRomanPS-BoldMT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9d97e" style:font-weight-asian="normal" style:font-weight-complex="normal"/>
    </style:style>
    <style:style style:name="T26" style:family="text">
      <style:text-properties officeooo:rsid="001ae256"/>
    </style:style>
    <style:style style:name="T27" style:family="text">
      <style:text-properties officeooo:rsid="001bf850"/>
    </style:style>
    <style:style style:name="T28" style:family="text">
      <style:text-properties style:font-name-asian="TimesNewRomanPS-BoldMT" style:font-name-complex="TimesNewRomanPS-BoldMT"/>
    </style:style>
    <style:style style:name="T29" style:family="text">
      <style:text-properties officeooo:rsid="001bf850" style:font-name-asian="TimesNewRomanPS-BoldMT" style:font-name-complex="TimesNewRomanPS-BoldMT"/>
    </style:style>
    <style:style style:name="T30" style:family="text">
      <style:text-properties officeooo:rsid="001c17ff" style:font-name-asian="TimesNewRomanPS-BoldMT" style:font-name-complex="TimesNewRomanPS-BoldMT"/>
    </style:style>
    <style:style style:name="T31" style:family="text">
      <style:text-properties officeooo:rsid="000a9ce8"/>
    </style:style>
    <style:style style:name="T32" style:family="text">
      <style:text-properties officeooo:rsid="001d26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)" style:num-format="1" text:start-value="9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IUT de NANTES <text:tab/><text:tab/><text:tab/><text:tab/><text:tab/><text:tab/></text:p>
      <text:p text:style-name="P55"><text:s text:c="5"/></text:p>
      <text:p text:style-name="P53">Ressource R2.06 <text:s/>TD/TP2:<text:line-break/>Exploitation d'une Base de Données</text:p>
      <text:p text:style-name="Standard"/>
      <text:p text:style-name="Standard"/>
      <text:p text:style-name="Standard"/>
      <text:p text:style-name="P56">TD/<text:span text:style-name="T32">TP</text:span><text:span text:style-name="T18">5</text:span> - Dictionnaire de données</text:p>
      <text:p text:style-name="P57"/>
      <text:p text:style-name="Standard"/>
      <text:p text:style-name="Standard"/>
      <text:p text:style-name="P1"><text:span text:style-name="T1">Le dictionnaire des données (</text:span><text:span text:style-name="T2">data dictionary</text:span><text:span text:style-name="T1">) est une base de données centralisée. Le dictionnaire</text:span></text:p>
      <text:p text:style-name="P2">est constitué d’un ensemble de tables système à partir desquelles sont définies environ six cents</text:p>
      <text:p text:style-name="P2">vues distinctes. Celles-ci stockent toutes les informations décrivant tous les objets de la base de</text:p>
      <text:p text:style-name="P2">données.</text:p>
      <text:p text:style-name="P6"><text:span text:style-name="T7">Il</text:span><text:span text:style-name="T8"> </text:span><text:span text:style-name="T5">est organisé comme une base de données relationnelle de sorte que ses tables et vues sont accessibles en SQL, en lecture pour certains utilisateurs, en lecture et mise à jour par le noyau via l’utilisateur SYS </text:span><text:span text:style-name="T9">(sys as sysdba)</text:span><text:span text:style-name="T5">; ces vues sont réparties en quatre classes (la liste complète des tables, vues et synonymes s’obtient en consultant la vue DICTIONARY) :</text:span></text:p>
      <text:p text:style-name="P2"/>
      <text:p text:style-name="P2">Le dictionnaire des données contient :</text:p>
      <text:p text:style-name="P2"/>
      <text:list xml:id="list1374408050" text:style-name="L1">
        <text:list-item>
          <text:p text:style-name="P13">la définition des tables, vues, index, synonymes, procédures, fonctions, paquetages, déclencheurs, etc. ;</text:p>
        </text:list-item>
      </text:list>
      <text:list xml:id="list2472465080" text:style-name="L2">
        <text:list-item>
          <text:p text:style-name="P14">la description de l’espace disque alloué et occupé pour chaque objet ;</text:p>
        </text:list-item>
        <text:list-item>
          <text:p text:style-name="P14">les valeurs par défaut des colonnes (DEFAULT) ;</text:p>
        </text:list-item>
        <text:list-item>
          <text:p text:style-name="P14">la description des contraintes de vérification et d’intégrité référentielle ;</text:p>
        </text:list-item>
        <text:list-item>
          <text:p text:style-name="P14">le nom des utilisateurs de la base ;</text:p>
        </text:list-item>
        <text:list-item>
          <text:p text:style-name="P14">les privilèges et rôles pour chaque utilisateur ;</text:p>
          <text:p text:style-name="P14"/>
        </text:list-item>
      </text:list>
      <text:p text:style-name="P2">Dans ce TD vous allez récupérer les différentes informations qui se trouvent dans le dictionnaire</text:p>
      <text:p text:style-name="P2">avec ses principales vues.</text:p>
      <text:p text:style-name="P2"/>
      <text:p text:style-name="P5">Exercice 1 : </text:p>
      <text:p text:style-name="P4"/>
      <text:list xml:id="list953010520" text:style-name="L3">
        <text:list-item>
          <text:p text:style-name="P39"><text:span text:style-name="T10">USER_OBJECTS </text:span><text:span text:style-name="T5">avec les colonnes OBJECT_NAME, OBJECT_TYPE, CREATED.</text:span></text:p>
        </text:list-item>
      </text:list>
      <text:p text:style-name="P3">Permet de retrouver tous les objets du schéma courant.</text:p>
      <text:p text:style-name="P3"/>
      <text:list xml:id="list2799178081" text:style-name="L4">
        <text:list-item>
          <text:p text:style-name="P21">Affichez tous les objets que vous avez créé.</text:p>
        </text:list-item>
        <text:list-item>
          <text:p text:style-name="P21">Affichez que les colonnes <text:s text:c="2"/><text:bookmark-start text:name="__DdeLink__256_2777978042"/>OBJECT_NAME, OBJECT_TYPE, CREATED<text:bookmark-end text:name="__DdeLink__256_2777978042"/></text:p>
        </text:list-item>
        <text:list-item>
          <text:p text:style-name="P48"><text:span text:style-name="T5">Affichez que les objets de type TABLE</text:span></text:p>
          <text:p text:style-name="P38"/>
        </text:list-item>
      </text:list>
      <text:list xml:id="list4254097173" text:style-name="L5">
        <text:list-item>
          <text:p text:style-name="P50"><text:span text:style-name="T10">USER_TABLES : </text:span><text:span text:style-name="T5">avec la colonne TABLE_NAME, etc.</text:span></text:p>
        </text:list-item>
      </text:list>
      <text:p text:style-name="P3"/>
      <text:list xml:id="list3916554135" text:style-name="L6">
        <text:list-item>
          <text:p text:style-name="P22">Affichez les les tables avec le nom des tables space.</text:p>
        </text:list-item>
      </text:list>
      <text:list xml:id="list91028656722981" text:continue-list="list4254097173" text:style-name="L5">
        <text:list-header>
          <text:p text:style-name="P24"/>
        </text:list-header>
      </text:list>
      <text:list xml:id="list2389102481" text:style-name="L7">
        <text:list-item>
          <text:p text:style-name="P40"><text:span text:style-name="T10">USER_TAB_COLUMNS : </text:span><text:span text:style-name="T5">colonnes des tables et vues.</text:span></text:p>
        </text:list-item>
      </text:list>
      <text:p text:style-name="P2">Des colonnes : COLUMN_NAME, DATA_TYPE, DATA_LENGTH, DATA_PRECISION</text:p>
      <text:p text:style-name="P2"/>
      <text:list xml:id="list1395081638" text:style-name="L8">
        <text:list-item>
          <text:p text:style-name="P20"><text:span text:style-name="T31">Affichez pour chacune des tables le nom des colonnes, type, et la précisoion.</text:span></text:p>
          <text:p text:style-name="P20"/>
        </text:list-item>
      </text:list>
      <text:list xml:id="list3572171429" text:style-name="L9">
        <text:list-item>
          <text:p text:style-name="P41"><text:soft-page-break/><text:span text:style-name="T10">USER_CONSTRAINTS : </text:span><text:span text:style-name="T5">définition des contraintes de tables. </text:span><text:bookmark-start text:name="__DdeLink__271_2777978042"/><text:span text:style-name="T5">CONSTRAINT_NAME</text:span><text:bookmark-end text:name="__DdeLink__271_2777978042"/><text:span text:style-name="T5">, CONSTRAINT_TYPE, R_CONSTRAINT_NAME</text:span></text:p>
        </text:list-item>
      </text:list>
      <text:p text:style-name="P2"/>
      <text:list xml:id="list1067531179" text:style-name="L10">
        <text:list-item>
          <text:p text:style-name="P25">Affichez les contraintes de vos tables.</text:p>
          <text:p text:style-name="P25"/>
        </text:list-item>
      </text:list>
      <text:p text:style-name="P26"/>
      <text:list xml:id="list91028076028526" text:continue-numbering="true" text:style-name="L10">
        <text:list-item>
          <text:p text:style-name="P25">Expliquez les valeurs de les colonnes <text:bookmark-start text:name="__DdeLink__279_2777978042"/>CONSTRAINT_NAME et CONSTRAINT_TYPE<text:bookmark-end text:name="__DdeLink__279_2777978042"/>.</text:p>
        </text:list-item>
      </text:list>
      <text:p text:style-name="P26"/>
      <text:p text:style-name="P2"/>
      <text:list xml:id="list1616563909" text:style-name="L11">
        <text:list-item>
          <text:p text:style-name="P42"><text:bookmark-start text:name="__DdeLink__282_2777978042"/><text:span text:style-name="T10">USER_CONS_COLUMNS</text:span><text:bookmark-end text:name="__DdeLink__282_2777978042"/><text:span text:style-name="T10"> </text:span><text:span text:style-name="T5">: Composition de contraintes (colonnes)</text:span></text:p>
        </text:list-item>
      </text:list>
      <text:p text:style-name="P2"/>
      <text:list xml:id="list891323795" text:style-name="L12">
        <text:list-item>
          <text:p text:style-name="P29">Affichez les contraintes de chacune des tables</text:p>
        </text:list-item>
      </text:list>
      <text:list xml:id="list91028805024604" text:continue-list="list1616563909" text:style-name="L11">
        <text:list-header>
          <text:p text:style-name="P15"/>
        </text:list-header>
      </text:list>
      <text:list xml:id="list2262240564" text:style-name="L13">
        <text:list-item>
          <text:p text:style-name="P43"><text:span text:style-name="T10">USER_VIEWS </text:span><text:span text:style-name="T5">: Description des vues de l'utilisateur</text:span></text:p>
        </text:list-item>
      </text:list>
      <text:p text:style-name="P2"/>
      <text:list xml:id="list1750157683" text:style-name="L14">
        <text:list-item>
          <text:p text:style-name="P30">Affichez le code des différentes vues que vous avez créé.</text:p>
          <text:p text:style-name="P30"/>
        </text:list-item>
      </text:list>
      <text:list xml:id="list91028926751238" text:continue-list="list2262240564" text:style-name="L13">
        <text:list-header>
          <text:p text:style-name="P16"/>
        </text:list-header>
      </text:list>
      <text:list xml:id="list1443081987" text:style-name="L15">
        <text:list-item>
          <text:p text:style-name="P44"><text:span text:style-name="T10">USER_USERS et ALL_USERS </text:span><text:span text:style-name="T5">:</text:span></text:p>
        </text:list-item>
      </text:list>
      <text:p text:style-name="P2"/>
      <text:list xml:id="list2645642528" text:style-name="L16">
        <text:list-item>
          <text:p text:style-name="P31">Quels sont les informations qui se <text:s/>trouvent dans ces tables</text:p>
        </text:list-item>
      </text:list>
      <text:p text:style-name="P32"/>
      <text:list xml:id="list91027049187635" text:continue-list="list1443081987" text:style-name="L15">
        <text:list-header>
          <text:p text:style-name="P17"/>
        </text:list-header>
      </text:list>
      <text:list xml:id="list150947013" text:style-name="L17">
        <text:list-item>
          <text:p text:style-name="P45"><text:bookmark-start text:name="__DdeLink__286_2777978042"/><text:span text:style-name="T10">USER_ROLE_PRIVS</text:span><text:bookmark-end text:name="__DdeLink__286_2777978042"/><text:span text:style-name="T10"> </text:span><text:span text:style-name="T5">: rôles donnés à l’utilisateur.</text:span></text:p>
        </text:list-item>
      </text:list>
      <text:p text:style-name="P2"/>
      <text:list xml:id="list429333402" text:style-name="L18">
        <text:list-item>
          <text:p text:style-name="P33">Créez des vues et les affectez à votre binôme et inversement.</text:p>
        </text:list-item>
        <text:list-item>
          <text:p text:style-name="P33">Affichez les différents rôles que vous poss<text:span text:style-name="T27">é</text:span>dez.</text:p>
        </text:list-item>
      </text:list>
      <text:p text:style-name="P34"/>
      <text:list xml:id="list91027766767014" text:continue-list="list150947013" text:style-name="L17">
        <text:list-header>
          <text:p text:style-name="P18"/>
        </text:list-header>
      </text:list>
      <text:list xml:id="list2726099316" text:style-name="L19">
        <text:list-item>
          <text:p text:style-name="P46"><text:span text:style-name="T10">ROLE_ROLE_PRIVS </text:span><text:span text:style-name="T5">: rôles donnés aux autres rôles.</text:span></text:p>
        </text:list-item>
      </text:list>
      <text:p text:style-name="P47"><text:span text:style-name="T5"/></text:p>
      <text:list xml:id="list91028007982926" text:continue-numbering="true" text:style-name="L19">
        <text:list-header>
          <text:p text:style-name="P19"/>
        </text:list-header>
      </text:list>
      <text:p text:style-name="P7"><text:span text:style-name="T4">10) </text:span><text:span text:style-name="T3">ROLE_TAB_PRIVS </text:span><text:span text:style-name="T4">: privilèges sur les tables donnés aux rôles.</text:span></text:p>
      <text:p text:style-name="P8"/>
      <text:p text:style-name="P2"/>
      <text:list xml:id="list2204869146" text:style-name="L20">
        <text:list-item>
          <text:p text:style-name="P35">Affichez pour chacune des tables le type de privilège que vous avez reçu de votre binôme.</text:p>
        </text:list-item>
      </text:list>
      <text:p text:style-name="P36"/>
      <text:list xml:id="list91028872209393" text:continue-numbering="true" text:style-name="L20">
        <text:list-item>
          <text:p text:style-name="P51"><text:span text:style-name="T6">Q</text:span><text:span text:style-name="T5">uelles sont les privilèges reçus de l’utilisateur basetd.</text:span></text:p>
        </text:list-item>
      </text:list>
      <text:p text:style-name="P52"><text:span text:style-name="T5"/></text:p>
      <text:p text:style-name="P2"/>
      <text:p text:style-name="P11"><text:span text:style-name="T5">11) </text:span><text:bookmark-start text:name="__DdeLink__298_2777978042"/><text:span text:style-name="T10">SESSION_ROLES</text:span><text:bookmark-end text:name="__DdeLink__298_2777978042"/><text:span text:style-name="T10"> </text:span><text:span text:style-name="T5">: rôles actifs à un instant </text:span><text:span text:style-name="T11">t.</text:span></text:p>
      <text:p text:style-name="P9"/>
      <text:p text:style-name="P12"><text:span text:style-name="T14">Donnez la définition <text:s/>des rôles</text:span><text:span text:style-name="T12"> Connect, Session et Ressource</text:span></text:p>
      <text:p text:style-name="P12"><text:span text:style-name="T12"/></text:p>
      <text:p text:style-name="P9"/>
      <text:p text:style-name="P12"><text:span text:style-name="T14">12) </text:span><text:span text:style-name="T15">USER_SYS_PRIVS : </text:span><text:span text:style-name="T16">privilèges système accordés à l’utilisateur.</text:span></text:p>
      <text:p text:style-name="P10"/>
      <text:p text:style-name="P12"><text:span text:style-name="T16">Expliquez les valeurs de la colonne </text:span><text:span text:style-name="T13">PRIVILEGE</text:span><text:span text:style-name="T16">.</text:span></text:p>
      <text:p text:style-name="P12"><text:span text:style-name="T1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2" svg:font-family="'Times New Roman', 'Times New Roman PS'" style:font-family-generic="roman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8T08:09:01.57</meta:creation-date>
    <dc:date>2022-03-16T09:10:00.946731867</dc:date>
    <meta:editing-duration>PT1H31M36S</meta:editing-duration>
    <meta:editing-cycles>17</meta:editing-cycles>
    <meta:generator>LibreOffice/7.0.4.2$Linux_X86_64 LibreOffice_project/00$Build-2</meta:generator>
    <meta:document-statistic meta:table-count="0" meta:image-count="0" meta:object-count="0" meta:page-count="2" meta:paragraph-count="54" meta:word-count="493" meta:character-count="3084" meta:non-whitespace-character-count="2655"/>
  </office:meta>
</office:document-meta>
</file>